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1270f63" style:font-size-asian="7pt" style:font-size-complex="7pt"/>
    </style:style>
    <style:style style:name="P2" style:family="paragraph" style:parent-style-name="Text_20_body">
      <style:text-properties officeooo:rsid="014028d3" officeooo:paragraph-rsid="014028d3"/>
    </style:style>
    <style:style style:name="P3" style:family="paragraph" style:parent-style-name="Text_20_body">
      <style:text-properties officeooo:rsid="0140e9de" officeooo:paragraph-rsid="0140e9de"/>
    </style:style>
    <style:style style:name="P4" style:family="paragraph" style:parent-style-name="Text_20_body" style:list-style-name="L1">
      <style:text-properties officeooo:rsid="014028d3" officeooo:paragraph-rsid="014028d3"/>
    </style:style>
    <style:style style:name="P5" style:family="paragraph" style:parent-style-name="Text_20_body" style:list-style-name="L2">
      <style:text-properties officeooo:rsid="014028d3" officeooo:paragraph-rsid="01404c02"/>
    </style:style>
    <style:style style:name="P6" style:family="paragraph" style:parent-style-name="Text_20_body" style:list-style-name="L3">
      <style:text-properties officeooo:rsid="013c1616" officeooo:paragraph-rsid="0140e9de"/>
    </style:style>
    <style:style style:name="P7" style:family="paragraph" style:parent-style-name="Text_20_body" style:list-style-name="L3">
      <style:text-properties officeooo:rsid="013c6b63" officeooo:paragraph-rsid="0140e9de"/>
    </style:style>
    <style:style style:name="P8" style:family="paragraph" style:parent-style-name="Text_20_body" style:list-style-name="L4">
      <style:text-properties fo:color="#c9211e" fo:font-weight="bold" officeooo:rsid="013f7fd2" officeooo:paragraph-rsid="0140e9de" style:font-weight-asian="bold" style:font-weight-complex="bold"/>
    </style:style>
    <style:style style:name="P9" style:family="paragraph" style:parent-style-name="Text_20_body" style:list-style-name="L5">
      <style:text-properties officeooo:rsid="013aea9c" officeooo:paragraph-rsid="013aea9c"/>
    </style:style>
    <style:style style:name="P10" style:family="paragraph" style:parent-style-name="Text_20_body" style:list-style-name="L6">
      <style:text-properties officeooo:rsid="013aea9c" officeooo:paragraph-rsid="013aea9c"/>
    </style:style>
    <style:style style:name="P11" style:family="paragraph" style:parent-style-name="Text_20_body" style:list-style-name="L6">
      <style:text-properties officeooo:rsid="0140e9de" officeooo:paragraph-rsid="0140e9de"/>
    </style:style>
    <style:style style:name="P12" style:family="paragraph" style:parent-style-name="Heading_20_2">
      <style:text-properties officeooo:rsid="012f0ab7"/>
    </style:style>
    <style:style style:name="T1" style:family="text">
      <style:text-properties officeooo:rsid="0121b463"/>
    </style:style>
    <style:style style:name="T2" style:family="text">
      <style:text-properties officeooo:rsid="01391239"/>
    </style:style>
    <style:style style:name="T3" style:family="text">
      <style:text-properties officeooo:rsid="013c1616"/>
    </style:style>
    <style:style style:name="T4" style:family="text">
      <style:text-properties officeooo:rsid="013db212"/>
    </style:style>
    <style:style style:name="T5" style:family="text">
      <style:text-properties officeooo:rsid="014028d3"/>
    </style:style>
    <style:style style:name="T6" style:family="text">
      <style:text-properties officeooo:rsid="0140e9de"/>
    </style:style>
    <style:style style:name="T7" style:family="text">
      <style:text-properties officeooo:rsid="01420ac3"/>
    </style:style>
    <style:style style:name="T8" style:family="text">
      <style:text-properties officeooo:rsid="0142cb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Using <text:span text:style-name="T2">the</text:span> library</text:h>
      <text:p text:style-name="P1"><text:span text:style-name="T1">200318</text:span>, updated <text:span text:style-name="T1">20</text:span>.<text:span text:style-name="T1">3</text:span>.20<text:span text:style-name="T1">20</text:span>/pekka</text:p>
      <text:h text:style-name="Heading_20_3" text:outline-level="3">Data types and functions</text:h>
      <text:p text:style-name="P2">The Gazerbeam receiver structure holds settings and current state of monitoring photo transistor signal. </text:p>
      <text:list xml:id="list615765517" text:style-name="L1">
        <text:list-item>
          <text:p text:style-name="P4">Initialize <text:span text:style-name="T7">gazerbeam </text:span>structure and set pin to monitor.</text:p>
        </text:list-item>
        <text:list-item>
          <text:p text:style-name="P4">Poll for new received messages.</text:p>
        </text:list-item>
      </text:list>
      <text:h text:style-name="Heading_20_3" text:outline-level="3"><text:span text:style-name="T8">The l</text:span>ibrary <text:span text:style-name="T5">source code</text:span></text:h>
      <text:list xml:id="list4176409984" text:style-name="L2">
        <text:list-item>
          <text:p text:style-name="P5">The source code is located in /coderoot/iocom/extensions/gazerbeam directory. </text:p>
        </text:list-item>
      </text:list>
      <text:h text:style-name="Heading_20_3" text:outline-level="3">Building <text:span text:style-name="T3">the library</text:span></text:h>
      <text:p text:style-name="P3">How to build the library depends on target platform and tools used. Cmake builds are quite straight forward, there is CMakeLists.txt in root folder, which can be opened for example in QT creator.</text:p>
      <text:list xml:id="list930071387" text:style-name="L3">
        <text:list-item>
          <text:p text:style-name="P6"><text:span text:style-name="T4">Cmake: </text:span>Either build project <text:span text:style-name="T6">separately</text:span> or include it <text:span text:style-name="T6">as subproject within </text:span>in your project</text:p>
        </text:list-item>
        <text:list-item>
          <text:p text:style-name="P7">ESP32/Arduino/Platform IO. Copy files. <text:span text:style-name="T6">Configure </text:span>platformio.ini.</text:p>
        </text:list-item>
      </text:list>
      <text:list xml:id="list2707411635" text:style-name="L4">
        <text:list-item>
          <text:p text:style-name="P8">TODO: Add here link to build instructions for <text:span text:style-name="T6">different</text:span> platforms.</text:p>
        </text:list-item>
      </text:list>
      <text:h text:style-name="Heading_20_3" text:outline-level="3">Include headers and link library with your project</text:h>
      <text:p text:style-name="P3">The path iocom/extensions/gazerbeam should be added to your project build. This allows including the library headers by “#include “gazerbeam.h”.</text:p>
      <text:h text:style-name="Heading_20_3" text:outline-level="3">Dependencies</text:h>
      <text:p text:style-name="P3">The gazerbeam depends on some libraries</text:p>
      <text:list xml:id="list2069965678" text:style-name="L5">
        <text:list-item>
          <text:p text:style-name="P9">eosal - <text:span text:style-name="T6">platform/operating system abstraction</text:span></text:p>
        </text:list-item>
        <text:list-item>
          <text:p text:style-name="P9">pins - <text:span text:style-name="T6">portable access to IO pins </text:span></text:p>
        </text:list-item>
        <text:list-item>
          <text:p text:style-name="P9">iocom - <text:span text:style-name="T6">some data types, not really much needed but dependency is there.</text:span></text:p>
        </text:list-item>
      </text:list>
      <text:h text:style-name="Heading_20_3" text:outline-level="3">HW support</text:h>
      <text:list xml:id="list2367359985" text:style-name="L6">
        <text:list-item>
          <text:p text:style-name="P10">Tested on <text:s/>ESP32/Arduino/<text:span text:style-name="T6">PlatformIO environment. </text:span></text:p>
        </text:list-item>
        <text:list-item>
          <text:p text:style-name="P11">To port to other hardwares, the HW support needs to be implemented in eosal and pins libraries.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9T06:34:18.990263836</dc:date>
    <meta:editing-duration>P2DT11H45M42S</meta:editing-duration>
    <meta:editing-cycles>265</meta:editing-cycles>
    <meta:generator>LibreOffice/6.2.4.2$Linux_X86_64 LibreOffice_project/20$Build-2</meta:generator>
    <meta:document-statistic meta:table-count="0" meta:image-count="0" meta:object-count="0" meta:page-count="1" meta:paragraph-count="23" meta:word-count="208" meta:character-count="1360" meta:non-whitespace-character-count="1179"/>
  </office:meta>
</office:document-meta>
</file>